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4 Sheet1.B1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00/00/0000</text:date>, <text:time style:data-style-name="N2" text:time-value="10:18:07.732828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9:04:13.789219140</meta:creation-date>
    <dc:date>2020-01-20T10:18:48.176326771</dc:date>
    <meta:editing-duration>PT8M13S</meta:editing-duration>
    <meta:editing-cycles>2</meta:editing-cycles>
    <meta:generator>LibreOffice/5.1.6.2$Linux_X86_64 LibreOffice_project/1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4" svg:x="0.32cm" svg:y="0.18cm" svg:width="12.508cm" svg:height="8.64cm">
          <chartooo:coordinate-region svg:x="0.756cm" svg:y="0.379cm" svg:width="11.647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:Sheet1.A4</svg:desc>
                </draw:g>
              </table:table-cell>
              <table:table-cell office:value-type="float" office:value="10">
                <text:p>10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